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style:text-line-through-style="none" style:text-line-through-type="none"/>
    </style:style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4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1701.34</text:p>
          </table:table-cell>
          <table:table-cell table:number-columns-repeated="7"/>
          <table:table-cell office:value-type="string" calcext:value-type="string">
            <text:p>53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561.33875</text:p>
          </table:table-cell>
          <table:table-cell table:number-columns-repeated="2"/>
          <table:table-cell office:value-type="string" calcext:value-type="string">
            <text:p>4490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купон </text:p>
          </table:table-cell>
          <table:table-cell table:number-columns-repeated="7"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 table:number-rows-repeated="104843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.00.0000</text:date>, <text:time style:data-style-name="N2" text:time-value="23:19:29.33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6-09T23:20:38.067000000</dc:date>
    <meta:editing-duration>P2DT13H46M8S</meta:editing-duration>
    <meta:editing-cycles>985</meta:editing-cycles>
    <meta:document-statistic meta:table-count="1" meta:cell-count="458" meta:object-count="0"/>
  </office:meta>
</office:document-meta>
</file>